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paragraph-rsid="00058b5a"/>
    </style:style>
    <style:style style:name="P2" style:family="paragraph" style:parent-style-name="Standard">
      <style:paragraph-properties style:line-height-at-least="0.198in"/>
      <style:text-properties fo:color="#000000" style:font-name="Droid Sans Mono" fo:font-size="10.5pt" fo:font-weight="normal" fo:background-color="#fffffe"/>
    </style:style>
    <style:style style:name="P3" style:family="paragraph" style:parent-style-name="Standard">
      <style:paragraph-properties style:line-height-at-least="0.198in"/>
      <style:text-properties fo:color="#000000" style:font-name="Droid Sans Mono" fo:font-size="10.5pt" fo:font-weight="normal" fo:background-color="#fff200"/>
    </style:style>
    <style:style style:name="P4" style:family="paragraph" style:parent-style-name="Standard">
      <style:paragraph-properties style:line-height-at-least="0.198in"/>
      <style:text-properties fo:color="#008000" style:font-name="Droid Sans Mono" fo:font-size="10.5pt" fo:font-weight="normal" fo:background-color="#fffffe"/>
    </style:style>
    <style:style style:name="P5" style:family="paragraph" style:parent-style-name="Standard">
      <style:paragraph-properties style:line-height-at-least="0.198in"/>
    </style:style>
    <style:style style:name="P6" style:family="paragraph" style:parent-style-name="Standard">
      <style:paragraph-properties style:line-height-at-least="0.198in"/>
      <style:text-properties fo:color="#a31515" style:font-name="Droid Sans Mono" fo:font-size="10.5pt" fo:font-weight="normal" fo:background-color="#fffffe"/>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Heading_20_2">
      <style:text-properties officeooo:rsid="00058b5a" officeooo:paragraph-rsid="00058b5a"/>
    </style:style>
    <style:style style:name="P9" style:family="paragraph" style:parent-style-name="Quotations">
      <style:text-properties fo:color="#ce181e"/>
    </style:style>
    <style:style style:name="T1" style:family="text">
      <style:text-properties fo:color="#ce181e"/>
    </style:style>
    <style:style style:name="T2" style:family="text">
      <style:text-properties fo:color="#0000ff"/>
    </style:style>
    <style:style style:name="T3" style:family="text">
      <style:text-properties fo:color="#a31515"/>
    </style:style>
    <style:style style:name="T4" style:family="text">
      <style:text-properties fo:color="#a31515" fo:background-color="#fff200" loext:char-shading-value="0"/>
    </style:style>
    <style:style style:name="T5" style:family="text">
      <style:text-properties fo:color="#09885a"/>
    </style:style>
    <style:style style:name="T6" style:family="text">
      <style:text-properties fo:color="#09885a" fo:background-color="#fff200" loext:char-shading-value="0"/>
    </style:style>
    <style:style style:name="T7" style:family="text">
      <style:text-properties fo:color="#008000"/>
    </style:style>
    <style:style style:name="T8" style:family="text">
      <style:text-properties fo:background-color="#fff200" loext:char-shading-value="0"/>
    </style:style>
    <style:style style:name="T9" style:family="text">
      <style:text-properties fo:background-color="transparent" loext:char-shading-value="0"/>
    </style:style>
    <style:style style:name="T10" style:family="text">
      <style:text-properties officeooo:rsid="001b1bd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2" text:outline-level="2"><text:bookmark-start text:name="__RefHeading___Toc107_3419791607"/>Introduction to the Basic Data Structure Challenges<text:bookmark-end text:name="__RefHeading___Toc107_3419791607"/></text:h>
      <text:p text:style-name="Text_20_body">Data can be stored and accessed in many different ways, both in Javascript and other languages. This section will teach you how to manipulate arrays, as well as access and copy the information within them. It will also teach you how to manipulate and access the data within Javascript objects, using both dot and bracket notation. When you're done with this section, you should understand the basic properties and differences between arrays and objects, as well as how to choose which to use for a given purpose. </text:p>
      <text:p text:style-name="Standard"/>
      <text:h text:style-name="P8" text:outline-level="2"><text:bookmark-start text:name="__RefHeading___Toc110_3419791607"/>Summary<text:bookmark-end text:name="__RefHeading___Toc110_3419791607"/></text:h>
      <text:p text:style-name="P1">D </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_Toc107_3419791607" text:style-name="Index_20_Link" text:visited-style-name="Index_20_Link">Introduction to the Basic Data Structure Challenges<text:tab/>1</text:a></text:p>
          <text:p text:style-name="P7"><text:a xlink:type="simple" xlink:href="#__RefHeading___Toc110_3419791607" text:style-name="Index_20_Link" text:visited-style-name="Index_20_Link">Summary<text:tab/>1</text:a></text:p>
          <text:p text:style-name="P7"><text:a xlink:type="simple" xlink:href="#__RefHeading___Toc1068_3419791607" text:style-name="Index_20_Link" text:visited-style-name="Index_20_Link">Use an Array to Store a Collection of Data<text:tab/>2</text:a></text:p>
          <text:p text:style-name="P7"><text:a xlink:type="simple" xlink:href="#__RefHeading___Toc164_2877213872" text:style-name="Index_20_Link" text:visited-style-name="Index_20_Link">Access an Array's Contents Using Bracket Notation<text:tab/>3</text:a></text:p>
          <text:p text:style-name="P7"><text:a xlink:type="simple" xlink:href="#__RefHeading___Toc166_2877213872" text:style-name="Index_20_Link" text:visited-style-name="Index_20_Link">Add Items to an Array with push() and unshift()<text:tab/>3</text:a></text:p>
          <text:p text:style-name="P7"><text:a xlink:type="simple" xlink:href="#__RefHeading___Toc168_2877213872" text:style-name="Index_20_Link" text:visited-style-name="Index_20_Link">Remove Items from an Array with pop() and shift()<text:tab/>4</text:a></text:p>
          <text:p text:style-name="P7"><text:a xlink:type="simple" xlink:href="#__RefHeading___Toc170_2877213872" text:style-name="Index_20_Link" text:visited-style-name="Index_20_Link">Remove Items Using splice()<text:tab/>5</text:a></text:p>
          <text:p text:style-name="P7"><text:a xlink:type="simple" xlink:href="#__RefHeading___Toc172_2877213872" text:style-name="Index_20_Link" text:visited-style-name="Index_20_Link">Add Items Using splice()<text:tab/>6</text:a></text:p>
          <text:p text:style-name="P7"><text:a xlink:type="simple" xlink:href="#__RefHeading___Toc174_2877213872" text:style-name="Index_20_Link" text:visited-style-name="Index_20_Link">Copy Array Items Using slice()<text:tab/>7</text:a></text:p>
          <text:p text:style-name="P7"><text:a xlink:type="simple" xlink:href="#__RefHeading___Toc176_2877213872" text:style-name="Index_20_Link" text:visited-style-name="Index_20_Link">Copy an Array with the Spread Operator<text:tab/>8</text:a></text:p>
          <text:p text:style-name="P7"><text:a xlink:type="simple" xlink:href="#__RefHeading___Toc178_2877213872" text:style-name="Index_20_Link" text:visited-style-name="Index_20_Link">Combine Arrays with the Spread Operator<text:tab/>9</text:a></text:p>
          <text:p text:style-name="P7"><text:a xlink:type="simple" xlink:href="#__RefHeading___Toc180_2877213872" text:style-name="Index_20_Link" text:visited-style-name="Index_20_Link">Check For The Presence of an Element With indexOf()<text:tab/>9</text:a></text:p>
          <text:p text:style-name="P7"><text:a xlink:type="simple" xlink:href="#__RefHeading___Toc182_2877213872" text:style-name="Index_20_Link" text:visited-style-name="Index_20_Link">Iterate Through All an Array's Items Using For Loops<text:tab/>10</text:a></text:p>
          <text:p text:style-name="P7"><text:a xlink:type="simple" xlink:href="#__RefHeading___Toc184_2877213872" text:style-name="Index_20_Link" text:visited-style-name="Index_20_Link">Create complex multi-dimensional arrays<text:tab/>11</text:a></text:p>
          <text:p text:style-name="P7"><text:a xlink:type="simple" xlink:href="#__RefHeading___Toc186_2877213872" text:style-name="Index_20_Link" text:visited-style-name="Index_20_Link">Add Key-Value Pairs to JavaScript Objects<text:tab/>12</text:a></text:p>
          <text:p text:style-name="P7"><text:a xlink:type="simple" xlink:href="#__RefHeading___Toc188_2877213872" text:style-name="Index_20_Link" text:visited-style-name="Index_20_Link">Modify an Object Nested Within an Object<text:tab/>13</text:a></text:p>
          <text:p text:style-name="P7"><text:a xlink:type="simple" xlink:href="#__RefHeading___Toc190_2877213872" text:style-name="Index_20_Link" text:visited-style-name="Index_20_Link">Access Property Names with Bracket Notation<text:tab/>14</text:a></text:p>
          <text:p text:style-name="P7"><text:a xlink:type="simple" xlink:href="#__RefHeading___Toc192_2877213872" text:style-name="Index_20_Link" text:visited-style-name="Index_20_Link">Use the delete Keyword to Remove Object Properties<text:tab/>15</text:a></text:p>
          <text:p text:style-name="P7"><text:a xlink:type="simple" xlink:href="#__RefHeading___Toc194_2877213872" text:style-name="Index_20_Link" text:visited-style-name="Index_20_Link">Check if an Object has a Property<text:tab/>16</text:a></text:p>
          <text:p text:style-name="P7"><text:a xlink:type="simple" xlink:href="#__RefHeading___Toc196_2877213872" text:style-name="Index_20_Link" text:visited-style-name="Index_20_Link">Iterate Through the Keys of an Object with a for...in Statement<text:tab/>17</text:a></text:p>
          <text:p text:style-name="P7"><text:a xlink:type="simple" xlink:href="#__RefHeading___Toc198_2877213872" text:style-name="Index_20_Link" text:visited-style-name="Index_20_Link">Generate an Array of All Object Keys with Object.keys()<text:tab/>18</text:a></text:p>
          <text:p text:style-name="P7"><text:a xlink:type="simple" xlink:href="#__RefHeading___Toc200_2877213872" text:style-name="Index_20_Link" text:visited-style-name="Index_20_Link">Modify an Array Stored in an Object<text:tab/>19</text:a></text:p>
        </text:index-body>
      </text:table-of-content>
      <text:p text:style-name="Standard"/>
      <text:p text:style-name="Standard"/>
      <text:h text:style-name="Heading_20_2" text:outline-level="2"><text:bookmark-start text:name="__RefHeading___Toc1068_3419791607"/><text:soft-page-break/>Use an Array to Store a Collection of Data<text:bookmark-end text:name="__RefHeading___Toc1068_3419791607"/></text:h>
      <text:p text:style-name="Text_20_body">The below is an example of the simplest implementation of an array data structure. This is known as a <text:span text:style-name="Definition">one-dimensional array</text:span>, meaning it only has one level, or that it does not have any other arrays nested within it. Notice it contains <text:span text:style-name="Definition">booleans</text:span>, <text:span text:style-name="Definition">strings</text:span>, and <text:span text:style-name="Definition">numbers</text:span>, among other valid JavaScript data types:</text:p>
      <text:p text:style-name="Quotations">let simpleArray = ['one', 2, 'three’, true, false, undefined, null];<text:line-break/>console.log(simpleArray.length);<text:line-break/>// logs 7</text:p>
      <text:p text:style-name="Text_20_body">All array's have a length property, which as shown above, can be very easily accessed with the syntax <text:span text:style-name="Source_20_Text"><text:span text:style-name="T1">Array.length</text:span></text:span>.</text:p>
      <text:p text:style-name="Text_20_body">A more complex implementation of an array can be seen below. This is known as a <text:span text:style-name="Definition">multi-dimensional array</text:span>, or an array that contains other arrays. Notice that this array also contains JavaScript <text:span text:style-name="Definition">objects</text:span>, which we will examine very closely in our next section, but for now, all you need to know is that arrays are also capable of storing complex objects.</text:p>
      <text:p text:style-name="Quotations">let complexArray = [<text:line-break/>  [<text:line-break/>    {<text:line-break/>      one: 1,<text:line-break/>      two: 2<text:line-break/>    },<text:line-break/>    {<text:line-break/>      three: 3,<text:line-break/>      four: 4<text:line-break/>    }<text:line-break/>  ],<text:line-break/>  [<text:line-break/>    {<text:line-break/>      a: "a",<text:line-break/>      b: "b"<text:line-break/>    },<text:line-break/>    {<text:line-break/>      c: "c",<text:line-break/>      d: “d”<text:line-break/>    }<text:line-break/>  ]<text:line-break/>];</text:p>
      <text:p text:style-name="Horizontal_20_Line"/>
      <text:p text:style-name="Text_20_body">We have defined a variable called <text:span text:style-name="Source_20_Text">yourArray</text:span>. Complete the statement by assigning an array of at least 5 elements in length to the <text:span text:style-name="Source_20_Text">yourArray</text:span> variable. Your array should contain at least one <text:span text:style-name="Definition">string</text:span>, one <text:span text:style-name="Definition">number</text:span>, and one <text:span text:style-name="Definition">boolean</text:span>.</text:p>
      <text:p text:style-name="P2"><text:span text:style-name="T2">let</text:span> yourArray=[<text:span text:style-name="T3">"string"</text:span>, <text:span text:style-name="T5">1</text:span>, <text:span text:style-name="T2">false</text:span>,<text:span text:style-name="T5">4</text:span>,<text:span text:style-name="T5">7</text:span>]; <text:span text:style-name="T7">// change this line</text:span></text:p>
      <text:p text:style-name="Standard"/>
      <text:h text:style-name="Heading_20_2" text:outline-level="2"><text:bookmark-start text:name="__RefHeading___Toc164_2877213872"/><text:soft-page-break/>Access an Array's Contents Using Bracket Notation<text:bookmark-end text:name="__RefHeading___Toc164_2877213872"/></text:h>
      <text:p text:style-name="Text_20_body">The fundamental feature of any data structure is, of course, the ability to not only store data, but to be able to retrieve that data on command. So, now that we've learned how to create an array, let's begin to think about how we can access that array's information.</text:p>
      <text:p text:style-name="Text_20_body">When we define a simple array as seen below, there are 3 items in it:</text:p>
      <text:p text:style-name="Quotations">let ourArray = ["a", "b", "c"];</text:p>
      <text:p text:style-name="Text_20_body">In an array, each array item has an <text:span text:style-name="Definition">index</text:span>. This index doubles as the position of that item in the array, and how you reference it. However, it is important to note, that<text:span text:style-name="T8"> JavaScript arrays are </text:span><text:span text:style-name="Definition"><text:span text:style-name="T8">zero-indexed</text:span></text:span><text:span text:style-name="T8">,</text:span> meaning that the <text:span text:style-name="T8">first element of an array is actually at the </text:span><text:span text:style-name="Emphasis"><text:span text:style-name="Strong_20_Emphasis"><text:span text:style-name="T8">zeroth</text:span></text:span></text:span><text:span text:style-name="T8"> position,</text:span> not the first.</text:p>
      <text:p text:style-name="Text_20_body">In order to retrieve an element from an array we can enclose an index in brackets and append it to the end of an array, or more commonly, to a variable which references an array object. This is known as <text:span text:style-name="Definition">bracket notation</text:span>.</text:p>
      <text:p text:style-name="Text_20_body">For example, if we want to retrieve the <text:span text:style-name="Source_20_Text">"a"</text:span> from <text:span text:style-name="Source_20_Text">ourArray</text:span> and assign it to a variable, we can do so with the following code:</text:p>
      <text:p text:style-name="Quotations">let ourVariable = ourArray[0];<text:line-break/>// ourVariable equals "a"</text:p>
      <text:p text:style-name="Text_20_body">In addition to accessing the value associated with an index, you can also <text:span text:style-name="Emphasis">set</text:span> an index to a value using the same notation:</text:p>
      <text:p text:style-name="Quotations">ourArray[1] = "not b anymore";<text:line-break/>// ourArray now equals ["a", "not b anymore", "c"];</text:p>
      <text:p text:style-name="Text_20_body">Using bracket notation, we have now reset the item at index 1 from <text:span text:style-name="Source_20_Text">"b"</text:span>, to <text:span text:style-name="Source_20_Text">"not b anymore"</text:span>.</text:p>
      <text:p text:style-name="Horizontal_20_Line"/>
      <text:p text:style-name="Text_20_body">In order to complete this challenge, set the 2nd position (index <text:span text:style-name="Source_20_Text">1</text:span>) of <text:span text:style-name="Source_20_Text">myArray</text:span> to anything you want, besides <text:span text:style-name="Source_20_Text">"b".</text:span></text:p>
      <text:p text:style-name="P2"><text:span text:style-name="T2">let</text:span> myArray = [<text:span text:style-name="T3">"a"</text:span>, <text:span text:style-name="T3">"b"</text:span>, <text:span text:style-name="T3">"c"</text:span>, <text:span text:style-name="T3">"d"</text:span>];</text:p>
      <text:p text:style-name="P4">// change code below this line</text:p>
      <text:p text:style-name="P2">myArray[<text:span text:style-name="T5">1</text:span>]=<text:span text:style-name="T3">"not b"</text:span>;</text:p>
      <text:p text:style-name="P4">//change code above this line</text:p>
      <text:p text:style-name="P2">console.log(myArray);</text:p>
      <text:p text:style-name="Standard"/>
      <text:p text:style-name="Standard"/>
      <text:h text:style-name="Heading_20_2" text:outline-level="2"><text:bookmark-start text:name="__RefHeading___Toc166_2877213872"/>Add Items to an Array with push() and unshift()<text:bookmark-end text:name="__RefHeading___Toc166_2877213872"/></text:h>
      <text:p text:style-name="Text_20_body">An array's length, like the data types it can contain, is not fixed. Arrays can be defined with a length of any number of elements, and elements can be added or removed over time; in other words, arrays are <text:soft-page-break/><text:span text:style-name="Definition">mutable</text:span>. In this challenge, we will look at two methods with which we can programmatically modify an array: <text:span text:style-name="Source_20_Text"><text:span text:style-name="T1">Array.push()</text:span></text:span> and <text:span text:style-name="Source_20_Text"><text:span text:style-name="T1">Array.unshift()</text:span></text:span>. </text:p>
      <text:p text:style-name="Text_20_body">Both methods take one or more elements as parameters and add those elements to the array the method is being called on; the<text:span text:style-name="T8"> </text:span><text:span text:style-name="Source_20_Text"><text:span text:style-name="T8">push()</text:span></text:span><text:span text:style-name="T8"> method adds elements to the end of an array, and </text:span><text:span text:style-name="Source_20_Text"><text:span text:style-name="T8">unshift()</text:span></text:span><text:span text:style-name="T8"> adds elements to the beginning</text:span>. Consider the following:</text:p>
      <text:p text:style-name="Quotations">let twentyThree = 'XXIII';<text:line-break/>let romanNumerals = ['XXI', 'XXII'];<text:line-break/><text:line-break/>romanNumerals.unshift('XIX', 'XX');<text:line-break/>// now equals ['XIX', 'XX', 'XXI', 'XXII']<text:line-break/><text:line-break/>romanNumerals.push(twentyThree);<text:line-break/>// now equals ['XIX', 'XX', 'XXI', 'XXII', 'XXIII']</text:p>
      <text:p text:style-name="Text_20_body">Notice that we can also pass variables, which allows us even greater flexibility in dynamically modifying our array's data.</text:p>
      <text:p text:style-name="Horizontal_20_Line"/>
      <text:p text:style-name="Text_20_body">We have defined a function, <text:span text:style-name="Source_20_Text">mixedNumbers</text:span>, which we are passing an array as an argument. Modify the function by using <text:span text:style-name="Source_20_Text">push()</text:span> and <text:span text:style-name="Source_20_Text">unshift()</text:span> to add <text:span text:style-name="Source_20_Text">'I', 2, 'three'</text:span> to the beginning of the array and <text:span text:style-name="Source_20_Text">7, 'VIII', 9</text:span> to the end so that the returned array contains representations of the numbers 1-9 in order.</text:p>
      <text:p text:style-name="P2"><text:span text:style-name="T2">function</text:span> mixedNumbers(arr) {</text:p>
      <text:p text:style-name="P4">// change code below this line</text:p>
      <text:p text:style-name="P3">arr.unshift(<text:span text:style-name="T3">'I'</text:span>, <text:span text:style-name="T5">2</text:span>, <text:span text:style-name="T3">'three'</text:span>)</text:p>
      <text:p text:style-name="P3">arr.push(<text:span text:style-name="T5">7</text:span>, <text:span text:style-name="T3">'VIII'</text:span>, <text:span text:style-name="T5">9</text:span>);</text:p>
      <text:p text:style-name="P4">// change code above this line</text:p>
      <text:p text:style-name="P2"><text:span text:style-name="T2">return</text:span> arr;</text:p>
      <text:p text:style-name="P2">}</text:p>
      <text:p text:style-name="P5"/>
      <text:p text:style-name="P4">// do not change code below this line</text:p>
      <text:p text:style-name="P2">console.log(mixedNumbers([<text:span text:style-name="T3">'IV'</text:span>, <text:span text:style-name="T5">5</text:span>, <text:span text:style-name="T3">'six'</text:span>]));</text:p>
      <text:p text:style-name="Standard"/>
      <text:p text:style-name="Standard"/>
      <text:h text:style-name="Heading_20_2" text:outline-level="2"><text:bookmark-start text:name="__RefHeading___Toc168_2877213872"/>Remove Items from an Array with pop() and shift()<text:bookmark-end text:name="__RefHeading___Toc168_2877213872"/></text:h>
      <text:p text:style-name="Text_20_body">Both <text:span text:style-name="Source_20_Text">push()</text:span> and <text:span text:style-name="Source_20_Text">unshift()</text:span> have corresponding methods that are nearly functional opposites: <text:span text:style-name="Source_20_Text">pop()</text:span> and <text:span text:style-name="Source_20_Text">shift()</text:span>. As you may have guessed by now, instead of adding, <text:span text:style-name="Source_20_Text"><text:span text:style-name="T1">pop()</text:span></text:span><text:span text:style-name="T1"> </text:span><text:span text:style-name="Emphasis"><text:span text:style-name="T1">removes</text:span></text:span><text:span text:style-name="T1"> an element from the end of an array, while </text:span><text:span text:style-name="Source_20_Text"><text:span text:style-name="T1">shift()</text:span></text:span><text:span text:style-name="T1"> removes an element from the beginning. </text:span>The key <text:span text:style-name="T8">difference</text:span> between <text:span text:style-name="Source_20_Text">pop()</text:span> and <text:span text:style-name="Source_20_Text">shift()</text:span> and their cousins <text:span text:style-name="Source_20_Text">push()</text:span> and <text:span text:style-name="Source_20_Text">unshift()</text:span>, is that neither method takes parameters, and each only allows an array to be modified by <text:span text:style-name="T8">a single element at a time.</text:span></text:p>
      <text:p text:style-name="Text_20_body">Let's take a look:</text:p>
      <text:p text:style-name="Quotations"><text:soft-page-break/>let greetings = ['whats up?', 'hello', 'see ya!'];<text:line-break/><text:line-break/>greetings.pop();<text:line-break/>// now equals ['whats up?', 'hello']<text:line-break/><text:line-break/>greetings.shift();<text:line-break/>// now equals ['hello']</text:p>
      <text:p text:style-name="Text_20_body">We can also return the value of the removed element with either method like this:</text:p>
      <text:p text:style-name="Quotations">let popped = greetings.pop();<text:line-break/>// returns 'hello'<text:line-break/>// greetings now equals []</text:p>
      <text:p text:style-name="Horizontal_20_Line"/>
      <text:p text:style-name="Text_20_body">We have defined a function, <text:span text:style-name="Source_20_Text">popShift</text:span>, which takes an array as an argument and returns a new array. Modify the function, using <text:span text:style-name="Source_20_Text">pop()</text:span> and <text:span text:style-name="Source_20_Text">shift()</text:span>, to remove the first and last elements of the argument array, and assign the removed elements to their corresponding variables, so that the returned array contains their values</text:p>
      <text:p text:style-name="P2"><text:span text:style-name="T2">function</text:span> popShift(arr) {</text:p>
      <text:p text:style-name="P2"><text:span text:style-name="T2">let</text:span> popped<text:span text:style-name="T8">=arr.pop();</text:span> <text:span text:style-name="T7">// change this line</text:span></text:p>
      <text:p text:style-name="P2"><text:span text:style-name="T2">let</text:span> shifted<text:span text:style-name="T8">=arr.shift()</text:span>; <text:span text:style-name="T7">// change this line</text:span></text:p>
      <text:p text:style-name="P2"><text:span text:style-name="T2">return</text:span> [shifted, popped];</text:p>
      <text:p text:style-name="P2">}</text:p>
      <text:p text:style-name="P5"/>
      <text:p text:style-name="P4">// do not change code below this line</text:p>
      <text:p text:style-name="P2">console.log(popShift([<text:span text:style-name="T3">'challenge'</text:span>, <text:span text:style-name="T3">'is'</text:span>, <text:span text:style-name="T3">'not'</text:span>, <text:span text:style-name="T3">'complete'</text:span>]));</text:p>
      <text:p text:style-name="Standard"/>
      <text:h text:style-name="Heading_20_2" text:outline-level="2"><text:bookmark-start text:name="__RefHeading___Toc170_2877213872"/>Remove Items Using splice()<text:bookmark-end text:name="__RefHeading___Toc170_2877213872"/></text:h>
      <text:p text:style-name="Text_20_body">Ok, so we've learned how to remove elements from the beginning and end of arrays using <text:span text:style-name="Source_20_Text">shift()</text:span> and <text:span text:style-name="Source_20_Text">pop()</text:span>, but what if we want to remove an element from somewhere in the middle? Or remove more than one element at once? Well, that's where <text:span text:style-name="Source_20_Text">splice()</text:span> comes in. <text:span text:style-name="Source_20_Text">splice()</text:span> allows us to do just that: <text:span text:style-name="Strong_20_Emphasis"><text:span text:style-name="T8">remove any number of consecutive elements</text:span></text:span><text:span text:style-name="T8"> from anywhere in an array.</text:span></text:p>
      <text:p text:style-name="Text_20_body"><text:span text:style-name="Source_20_Text">splice()</text:span> can take up to 3 parameters, but for now, we'll focus on just the first 2. The first two parameters of <text:span text:style-name="Source_20_Text">splice()</text:span> are integers which represent indexes, or positions, of the array that <text:span text:style-name="Source_20_Text">splice()</text:span> is being called upon. And remember, arrays are <text:span text:style-name="Emphasis">zero-indexed</text:span>, so to indicate the first element of an array, we would use <text:span text:style-name="Source_20_Text">0</text:span>. <text:span text:style-name="Source_20_Text">splice()</text:span>'s first parameter represents the<text:span text:style-name="T8"> index </text:span>on the array from which to begin removing elements, while the second parameter indicates the <text:span text:style-name="T8">number </text:span>of elements to delete. For example:</text:p>
      <text:p text:style-name="Quotations">let array = ['today', 'was', 'not', 'so', 'great'];<text:line-break/><text:line-break/><text:span text:style-name="T1">array.splice(2, 2);</text:span><text:line-break/><text:soft-page-break/>// <text:span text:style-name="T9">remove 2 elements beginning with the 3rd element</text:span><text:line-break/>// array now equals ['today', 'was', 'great']</text:p>
      <text:p text:style-name="Text_20_body"><text:span text:style-name="Source_20_Text">splice()</text:span> not only modifies the array it's being called on, but it also returns a new array containing the value of the removed elements:</text:p>
      <text:p text:style-name="Quotations">let array = ['I', 'am', 'feeling', 'really', 'happy'];<text:line-break/><text:line-break/>let newArray = array.splice(3, 2);<text:line-break/>// newArray equals ['really', 'happy']</text:p>
      <text:p text:style-name="Horizontal_20_Line"/>
      <text:p text:style-name="Text_20_body">We've defined a function, <text:span text:style-name="Source_20_Text">sumOfTen</text:span>, which takes an array as an argument and returns the sum of that array's elements. Modify the function, using <text:span text:style-name="Source_20_Text">splice()</text:span>, so that it returns a value of <text:span text:style-name="Source_20_Text">10</text:span></text:p>
      <text:p text:style-name="P2"><text:span text:style-name="T2">function</text:span> sumOfTen(arr) {</text:p>
      <text:p text:style-name="P4">// change code below this line</text:p>
      <text:p text:style-name="P3">arr.splice(<text:span text:style-name="T5">4</text:span>,<text:span text:style-name="T5">2</text:span>);</text:p>
      <text:p text:style-name="P3">arr.shift();</text:p>
      <text:p text:style-name="P3">arr.splice(<text:span text:style-name="T5">1</text:span>,<text:span text:style-name="T5">1</text:span>);</text:p>
      <text:p text:style-name="P4">// change code above this line</text:p>
      <text:p text:style-name="P2"><text:span text:style-name="T2">return</text:span> arr.reduce((a, b) =&gt; a + b);</text:p>
      <text:p text:style-name="P2">}</text:p>
      <text:p text:style-name="P5"/>
      <text:p text:style-name="P4">// do not change code below this line</text:p>
      <text:p text:style-name="P2">console.log(sumOfTen([<text:span text:style-name="T5">2</text:span>, <text:span text:style-name="T5">5</text:span>, <text:span text:style-name="T5">1</text:span>, <text:span text:style-name="T5">5</text:span>, <text:span text:style-name="T5">2</text:span>, <text:span text:style-name="T5">1</text:span>]));</text:p>
      <text:p text:style-name="Standard"/>
      <text:p text:style-name="Standard"/>
      <text:p text:style-name="Standard"/>
      <text:h text:style-name="Heading_20_2" text:outline-level="2"><text:bookmark-start text:name="__RefHeading___Toc172_2877213872"/>Add Items Using splice()<text:bookmark-end text:name="__RefHeading___Toc172_2877213872"/></text:h>
      <text:p text:style-name="Text_20_body">Remember in the last challenge we mentioned that <text:span text:style-name="Source_20_Text">splice()</text:span> can take up to three parameters? Well, we can go one step further with <text:span text:style-name="Source_20_Text">splice()</text:span> — in addition to removing elements, we can <text:span text:style-name="T8">use that third parameter, which represents one or more elements, to </text:span><text:span text:style-name="Emphasis"><text:span text:style-name="T8">add</text:span></text:span><text:span text:style-name="T8"> them as well.</text:span> This can be incredibly useful for quickly switching out an element, or a set of elements, for another. For instance, let's say you're storing a color scheme for a set of DOM elements in an array, and want to dynamically change a color based on some action:</text:p>
      <text:p text:style-name="Quotations">function colorChange(arr, index, newColor) {<text:line-break/>  <text:span text:style-name="T1">arr.splice(index, 1, newColor);</text:span><text:line-break/>  return arr;<text:line-break/>}<text:line-break/><text:line-break/>let colorScheme = ['#878787', '#a08794', '#bb7e8c', '#c9b6be', '#d1becf'];<text:line-break/><text:line-break/>colorScheme = colorChange(colorScheme, 2, '#332327');<text:line-break/><text:soft-page-break/>// we have removed '#bb7e8c' and added '#332327' in its place<text:line-break/>// colorScheme now equals ['#878787', '#a08794', '#332327', '#c9b6be', '#d1becf']</text:p>
      <text:p text:style-name="Text_20_body">This function takes an array of hex values, an <text:span text:style-name="T8">index</text:span> at which to remove an element, and <text:span text:style-name="T8">the new color to replace the removed element with</text:span>. The return value is an array containing a newly modified color scheme! While this example is a bit oversimplified, we can see the value that utilizing <text:span text:style-name="Source_20_Text">splice()</text:span> to its maximum potential can have.</text:p>
      <text:p text:style-name="Horizontal_20_Line"/>
      <text:p text:style-name="Text_20_body">We have defined a function, <text:span text:style-name="Source_20_Text">htmlColorNames</text:span>, which takes an array of HTML colors as an argument. Modify the function using <text:span text:style-name="Source_20_Text">splice()</text:span> to remove the first two elements of the array and add <text:span text:style-name="Source_20_Text">'DarkSalmon'</text:span> and <text:span text:style-name="Source_20_Text">'BlanchedAlmond'</text:span> in their respective places</text:p>
      <text:p text:style-name="Standard"/>
      <text:p text:style-name="P2"><text:span text:style-name="T2">function</text:span> htmlColorNames(arr) {</text:p>
      <text:p text:style-name="P4">// change code below this line</text:p>
      <text:p text:style-name="P2">arr.splice(<text:span text:style-name="T5">0</text:span>,<text:span text:style-name="T5">2</text:span>,<text:span text:style-name="T3">'DarkSalmon'</text:span>, <text:span text:style-name="T3">'BlanchedAlmond'</text:span>);</text:p>
      <text:p text:style-name="P4">// change code above this line</text:p>
      <text:p text:style-name="P2"><text:span text:style-name="T2">return</text:span> arr;</text:p>
      <text:p text:style-name="P2">} </text:p>
      <text:p text:style-name="P4">// do not change code below this line</text:p>
      <text:p text:style-name="P2">console.log(htmlColorNames([<text:span text:style-name="T3">'DarkGoldenRod'</text:span>, <text:span text:style-name="T3">'WhiteSmoke'</text:span>, <text:span text:style-name="T3">'LavenderBlush'</text:span>, <text:span text:style-name="T3">'PaleTurqoise'</text:span>, <text:span text:style-name="T3">'FireBrick'</text:span>]));</text:p>
      <text:p text:style-name="Standard"/>
      <text:h text:style-name="Heading_20_2" text:outline-level="2"><text:bookmark-start text:name="__RefHeading___Toc174_2877213872"/>Copy Array Items Using slice()<text:bookmark-end text:name="__RefHeading___Toc174_2877213872"/></text:h>
      <text:p text:style-name="Text_20_body">The next method we will cover is <text:span text:style-name="Source_20_Text">slice()</text:span>. <text:span text:style-name="Source_20_Text">slice()</text:span>, rather than modifying an array, copies, or <text:span text:style-name="Emphasis">extracts</text:span>, a given number of elements to a new array, <text:span text:style-name="T8">leaving the array it is called upon untouched.</text:span> <text:span text:style-name="Source_20_Text">slice()</text:span> takes only 2 parameters — the first is the <text:span text:style-name="T8">index</text:span> at which to begin extraction, and the second is the <text:span text:style-name="T8">index</text:span> at which to stop extraction (extraction will occur up to, but not including the element at this index). Consider this:</text:p>
      <text:p text:style-name="Quotations">let weatherConditions = ['rain', 'snow', 'sleet', 'hail', 'clear'];<text:line-break/><text:line-break/>let todaysWeather = weatherConditions.slice(1, 3);<text:line-break/>// todaysWeather equals ['snow', 'sleet'];<text:line-break/>// weatherConditions still equals ['rain', 'snow', 'sleet', 'hail', 'clear']</text:p>
      <text:p text:style-name="Text_20_body">In effect, we have created a new array by extracting elements from an existing array.</text:p>
      <text:p text:style-name="Horizontal_20_Line"/>
      <text:p text:style-name="Text_20_body">We have defined a function, <text:span text:style-name="Source_20_Text">forecast</text:span>, that takes an array as an argument. Modify the function using <text:span text:style-name="Source_20_Text">slice()</text:span> to extract information from the argument array and return a new array that contains the elements <text:span text:style-name="Source_20_Text">'warm'</text:span> and <text:span text:style-name="Source_20_Text">'sunny'</text:span></text:p>
      <text:p text:style-name="P2"><text:span text:style-name="T2">function</text:span> forecast(arr) {</text:p>
      <text:p text:style-name="P4"><text:soft-page-break/>// change code below this line</text:p>
      <text:p text:style-name="P3">arr=arr.slice(<text:span text:style-name="T5">2</text:span>,<text:span text:style-name="T5">4</text:span>);</text:p>
      <text:p text:style-name="P2"><text:span text:style-name="T2">return</text:span> arr;</text:p>
      <text:p text:style-name="P2">}</text:p>
      <text:p text:style-name="P5"/>
      <text:p text:style-name="P4">// do not change code below this line</text:p>
      <text:p text:style-name="P2">console.log(forecast([<text:span text:style-name="T3">'cold'</text:span>, <text:span text:style-name="T3">'rainy'</text:span>, <text:span text:style-name="T3">'warm'</text:span>, <text:span text:style-name="T3">'sunny'</text:span>, <text:span text:style-name="T3">'cool'</text:span>, <text:span text:style-name="T3">'thunderstorms'</text:span>]));</text:p>
      <text:p text:style-name="Standard"/>
      <text:h text:style-name="Heading_20_2" text:outline-level="2"><text:bookmark-start text:name="__RefHeading___Toc176_2877213872"/>Copy an Array with the Spread Operator<text:bookmark-end text:name="__RefHeading___Toc176_2877213872"/></text:h>
      <text:p text:style-name="Text_20_body">While <text:span text:style-name="Source_20_Text">slice()</text:span> allows us to be selective about what elements of an array to copy, among several other useful tasks, <text:span text:style-name="T1">ES6's new </text:span><text:span text:style-name="Definition"><text:span text:style-name="T1">spread operator</text:span></text:span> allows us to easily <text:span text:style-name="T8">copy </text:span><text:span text:style-name="Emphasis"><text:span text:style-name="T8">all</text:span></text:span><text:span text:style-name="T8"> </text:span>of an array's elements, in order, with a simple and highly readable syntax. <text:span text:style-name="T8">The spread syntax simply looks like this: </text:span><text:span text:style-name="Source_20_Text"><text:span text:style-name="T8">...</text:span></text:span></text:p>
      <text:p text:style-name="Text_20_body">In practice, we can use the spread operator to copy an array like so:</text:p>
      <text:p text:style-name="Quotations">let thisArray = [true, true, undefined, false, null];<text:line-break/>let thatArray =<text:span text:style-name="T1"> [...thisArray];</text:span><text:line-break/>// thatArray equals [true, true, undefined, false, null]<text:line-break/>// thisArray remains unchanged, and is identical to thatArray</text:p>
      <text:p text:style-name="Horizontal_20_Line"/>
      <text:p text:style-name="Text_20_body">We have defined a function, <text:span text:style-name="Source_20_Text">copyMachine</text:span> which takes <text:span text:style-name="Source_20_Text">arr</text:span> (an array) and <text:span text:style-name="Source_20_Text">num</text:span> (a number) as arguments. The function is supposed to return a new array made up of <text:span text:style-name="Source_20_Text">num</text:span> copies of <text:span text:style-name="Source_20_Text">arr</text:span>. We have done most of the work for you, but it doesn't work quite right yet. Modify the function using spread syntax so that it works correctly (hint: another method we have already covered might come in handy here!)</text:p>
      <text:p text:style-name="P2"><text:span text:style-name="T2">function</text:span> copyMachine(arr, num) {</text:p>
      <text:p text:style-name="P2"><text:span text:style-name="T2">let</text:span> newArr = [];</text:p>
      <text:p text:style-name="P2"><text:span text:style-name="T2">while</text:span> (num &gt;= <text:span text:style-name="T5">1</text:span>) {</text:p>
      <text:p text:style-name="P4">// change code below this line</text:p>
      <text:p text:style-name="P3">newArr.push([...<text:span text:style-name="T10">a</text:span>rr]);</text:p>
      <text:p text:style-name="P4">// change code above this line</text:p>
      <text:p text:style-name="P2">num--;</text:p>
      <text:p text:style-name="P2">}</text:p>
      <text:p text:style-name="P2"><text:span text:style-name="T2">return</text:span> newArr;</text:p>
      <text:p text:style-name="P2">}</text:p>
      <text:p text:style-name="P5"/>
      <text:p text:style-name="P4">// change code here to test different cases:</text:p>
      <text:p text:style-name="P2">console.log(copyMachine([<text:span text:style-name="T2">true</text:span>, <text:span text:style-name="T2">false</text:span>, <text:span text:style-name="T2">true</text:span>], <text:span text:style-name="T5">2</text:span>));</text:p>
      <text:p text:style-name="Standard"/>
      <text:p text:style-name="Standard"/>
      <text:h text:style-name="Heading_20_2" text:outline-level="2"><text:bookmark-start text:name="__RefHeading___Toc178_2877213872"/><text:soft-page-break/>Combine Arrays with the Spread Operator<text:bookmark-end text:name="__RefHeading___Toc178_2877213872"/></text:h>
      <text:p text:style-name="Text_20_body">Another huge advantage of the <text:span text:style-name="Definition">spread</text:span> operator, is the ability to combine arrays, or to insert all the elements of one array into another, at any index. With more traditional syntaxes, we can concatenate arrays, but this only allows us to combine arrays at the end of one, and at the start of another. Spread syntax makes the following operation extremely simple:</text:p>
      <text:p text:style-name="Quotations">let thisArray = ['sage', 'rosemary', 'parsley', 'thyme'];<text:line-break/><text:line-break/>let thatArray = ['basil', 'cilantro', ...thisArray, 'coriander'];<text:line-break/>// thatArray now equals ['basil', 'cilantro', 'sage', 'rosemary', 'parsley', 'thyme', 'coriander']</text:p>
      <text:p text:style-name="Text_20_body">Using spread syntax, we have just achieved an operation that would have been more complex and more verbose had we used traditional methods.</text:p>
      <text:p text:style-name="Horizontal_20_Line"/>
      <text:p text:style-name="Text_20_body">We have defined a function <text:span text:style-name="Source_20_Text">spreadOut</text:span> that returns the variable <text:span text:style-name="Source_20_Text">sentence</text:span>, modify the function using the <text:span text:style-name="Definition">spread</text:span> operator so that it returns the array <text:span text:style-name="Source_20_Text">['learning', 'to', 'code', 'is', 'fun']</text:span></text:p>
      <text:p text:style-name="P2"><text:span text:style-name="T2">function</text:span> spreadOut() {</text:p>
      <text:p text:style-name="P2"><text:span text:style-name="T2">let</text:span> fragment = [<text:span text:style-name="T3">'to'</text:span>, <text:span text:style-name="T3">'code'</text:span>];</text:p>
      <text:p text:style-name="P2"><text:span text:style-name="T2">let</text:span> sentence<text:span text:style-name="T8"> = [</text:span><text:span text:style-name="T4">'learning'</text:span><text:span text:style-name="T8">, ...fragment, </text:span><text:span text:style-name="T4">'is'</text:span><text:span text:style-name="T8">, </text:span><text:span text:style-name="T4">'fun'</text:span><text:span text:style-name="T8"> ]; </text:span><text:span text:style-name="T7">// change this line</text:span></text:p>
      <text:p text:style-name="P2"><text:span text:style-name="T2">return</text:span> sentence;</text:p>
      <text:p text:style-name="P2">}</text:p>
      <text:p text:style-name="P5"/>
      <text:p text:style-name="P4">// do not change code below this line</text:p>
      <text:p text:style-name="P2">console.log(spreadOut());</text:p>
      <text:p text:style-name="Standard"/>
      <text:p text:style-name="Standard"/>
      <text:h text:style-name="Heading_20_2" text:outline-level="2"><text:bookmark-start text:name="__RefHeading___Toc180_2877213872"/>Check For The Presence of an Element With indexOf()<text:bookmark-end text:name="__RefHeading___Toc180_2877213872"/></text:h>
      <text:p text:style-name="Text_20_body">Since arrays can be changed, or <text:span text:style-name="Emphasis">mutated</text:span>, at any time, there's no guarantee about where a particular piece of data will be on a given array, or if that element even still exists. Luckily, JavaScript provides us with another built-in method, <text:span text:style-name="Source_20_Text">indexOf()</text:span>, that allows us to quickly and easily check for the presence of an element on an array. <text:span text:style-name="Source_20_Text">indexOf()</text:span> takes an element as a parameter, and when called, it returns the position, or index, of that element, or <text:span text:style-name="Source_20_Text"><text:span text:style-name="T8">-1</text:span></text:span><text:span text:style-name="T8"> if the element does not exist on the array.</text:span></text:p>
      <text:p text:style-name="Text_20_body">For example:</text:p>
      <text:p text:style-name="Quotations">let fruits = ['apples', 'pears', 'oranges', 'peaches', 'pears'];<text:line-break/><text:line-break/>fruits.indexOf('dates') // returns -1<text:line-break/>fruits.indexOf('oranges') // returns 2<text:line-break/>fruits.indexOf('pears') // returns 1, the first index at which the element exists</text:p>
      <text:p text:style-name="Horizontal_20_Line"/>
      <text:p text:style-name="Text_20_body"><text:soft-page-break/><text:span text:style-name="Source_20_Text">indexOf()</text:span> can be incredibly useful for quickly checking for the presence of an element on an array. We have defined a function, <text:span text:style-name="Source_20_Text">quickCheck</text:span>, that takes an array and an element as arguments. Modify the function using <text:span text:style-name="Source_20_Text">indexOf()</text:span> so that it returns <text:span text:style-name="Source_20_Text">true</text:span> if the passed element exists on the array, and <text:span text:style-name="Source_20_Text">false</text:span> if it does not</text:p>
      <text:p text:style-name="P2"><text:span text:style-name="T2">function</text:span> quickCheck(arr, elem) {</text:p>
      <text:p text:style-name="P4">// change code below this line</text:p>
      <text:p text:style-name="P3"><text:span text:style-name="T2">if</text:span> (arr.indexOf(elem)&gt;=<text:span text:style-name="T5">0</text:span>) { <text:span text:style-name="T2">return</text:span> <text:span text:style-name="T2">true</text:span>;}</text:p>
      <text:p text:style-name="P3"><text:span text:style-name="T2">else</text:span> { <text:span text:style-name="T2">return</text:span> <text:span text:style-name="T2">false</text:span>;}</text:p>
      <text:p text:style-name="P4">// change code above this line</text:p>
      <text:p text:style-name="P2">}</text:p>
      <text:p text:style-name="P5"/>
      <text:p text:style-name="P4">// change code here to test different cases:</text:p>
      <text:p text:style-name="P2">console.log(quickCheck([<text:span text:style-name="T3">'squash'</text:span>, <text:span text:style-name="T3">'onions'</text:span>, <text:span text:style-name="T3">'shallots'</text:span>], <text:span text:style-name="T3">'mushrooms'</text:span>));</text:p>
      <text:p text:style-name="Standard"/>
      <text:p text:style-name="Standard"/>
      <text:h text:style-name="Heading_20_2" text:outline-level="2"><text:bookmark-start text:name="__RefHeading___Toc182_2877213872"/>Iterate Through All an Array's Items Using For Loops<text:bookmark-end text:name="__RefHeading___Toc182_2877213872"/></text:h>
      <text:p text:style-name="Text_20_body">Sometimes when working with arrays, it is very handy to be able to iterate through each item to find one or more elements that we might need, or to manipulate an array based on which data items meet a certain set of criteria. JavaScript offers several built in methods that each iterate over arrays in slightly different ways to achieve different results (such as <text:span text:style-name="Source_20_Text">every()</text:span>, <text:span text:style-name="Source_20_Text">forEach()</text:span>, <text:span text:style-name="Source_20_Text">map()</text:span>, etc.), however the technique which is most flexible and offers us the greatest amount of control is a simple <text:span text:style-name="Source_20_Text">for</text:span> loop.</text:p>
      <text:p text:style-name="Text_20_body">Consider the following:</text:p>
      <text:p text:style-name="Quotations">function greaterThanTen(arr) {<text:line-break/>  let newArr = [];<text:line-break/>  for (let i = 0; i &lt; arr.length; i++) {<text:line-break/>    if (arr[i] &gt; 10) {<text:line-break/>      newArr.push(arr[i]);<text:line-break/>    }<text:line-break/>  }<text:line-break/>  return newArr;<text:line-break/>}<text:line-break/><text:line-break/>greaterThanTen([2, 12, 8, 14, 80, 0, 1]);<text:line-break/>// returns [12, 14, 80]</text:p>
      <text:p text:style-name="Text_20_body">Using a <text:span text:style-name="Source_20_Text">for</text:span> loop, this function iterates through and accesses each element of the array, and subjects it to a simple test that we have created. In this way, we have easily and programmatically determined which data items are greater than <text:span text:style-name="Source_20_Text">10</text:span>, and returned a new array containing those items</text:p>
      <text:p text:style-name="P2"><text:span text:style-name="T2">function</text:span> filteredArray(arr, elem) {</text:p>
      <text:p text:style-name="P2"><text:span text:style-name="T2">let</text:span> newArr = [];</text:p>
      <text:p text:style-name="P4">// change code below this line</text:p>
      <text:p text:style-name="P2"><text:span text:style-name="T2">for</text:span> (<text:span text:style-name="T2">let</text:span> i = <text:span text:style-name="T5">0</text:span>; i &lt; arr.length; i++) { </text:p>
      <text:p text:style-name="P2"><text:soft-page-break/><text:span text:style-name="T2">if</text:span> (arr[i].indexOf(elem)==-<text:span text:style-name="T5">1</text:span>){ <text:span text:style-name="T7">//Checks every parameter for the element and if is NOT there continues the code</text:span></text:p>
      <text:p text:style-name="P2">newArr.push(arr[i]); <text:span text:style-name="T7">//Inserts the element of the array in the new filtered array</text:span></text:p>
      <text:p text:style-name="P2">}</text:p>
      <text:p text:style-name="P2">}</text:p>
      <text:p text:style-name="P4">// change code above this line</text:p>
      <text:p text:style-name="P2"><text:span text:style-name="T2">return</text:span> newArr;</text:p>
      <text:p text:style-name="P2">}</text:p>
      <text:p text:style-name="P5"/>
      <text:p text:style-name="P4">// change code here to test different cases:</text:p>
      <text:p text:style-name="P2">console.log(filteredArray([[<text:span text:style-name="T5">3</text:span>, <text:span text:style-name="T5">2</text:span>, <text:span text:style-name="T5">3</text:span>], [<text:span text:style-name="T5">1</text:span>, <text:span text:style-name="T5">6</text:span>, <text:span text:style-name="T5">3</text:span>], [<text:span text:style-name="T5">3</text:span>, <text:span text:style-name="T5">13</text:span>, <text:span text:style-name="T5">26</text:span>], [<text:span text:style-name="T5">19</text:span>, <text:span text:style-name="T5">3</text:span>, <text:span text:style-name="T5">9</text:span>]], <text:span text:style-name="T5">3</text:span>));</text:p>
      <text:p text:style-name="Standard"/>
      <text:h text:style-name="Heading_20_2" text:outline-level="2"><text:bookmark-start text:name="__RefHeading___Toc184_2877213872"/>Create complex multi-dimensional arrays<text:bookmark-end text:name="__RefHeading___Toc184_2877213872"/></text:h>
      <text:p text:style-name="Text_20_body">Awesome! You have just learned a ton about arrays! This has been a fairly high level overview, and there is plenty more to learn about working with arrays, much of which you will see in later sections. But before moving on to looking at <text:span text:style-name="Definition">Objects</text:span>, lets take one more look, and see how arrays can become a bit more complex than what we have seen in previous challenges.</text:p>
      <text:p text:style-name="Text_20_body">One of the most powerful features when thinking of arrays as data structures, is that arrays can contain, or even be completely made up of other arrays. We have seen arrays that contain arrays in previous challenges, but fairly simple ones. However, arrays can contain an infinite depth of arrays that can contain other arrays, each with their own arbitrary levels of depth, and so on. In this way, an array can very quickly become very complex data structure, known as a <text:span text:style-name="Definition">multi-dimensional</text:span>, or nested array. Consider the following example:</text:p>
      <text:p text:style-name="Quotations">let nestedArray = [ // top, or first level - the outer most array<text:line-break/>  ['deep'], // an array within an array, 2 levels of depth<text:line-break/>  [<text:line-break/>    ['deeper'], ['deeper'] // 2 arrays nested 3 levels deep<text:line-break/>  ],<text:line-break/>  [<text:line-break/>    [<text:line-break/>      ['deepest'], ['deepest'] // 2 arrays nested 4 levels deep<text:line-break/>    ],<text:line-break/>    [<text:line-break/>      [<text:line-break/>        ['deepest-est?'] // an array nested 5 levels deep<text:line-break/>      ]<text:line-break/>    ]<text:line-break/>  ]<text:line-break/>];</text:p>
      <text:p text:style-name="Text_20_body">While this example may seem convoluted, this level of complexity is not unheard of, or even unusual, when dealing with large amounts of data.</text:p>
      <text:p text:style-name="Text_20_body"><text:soft-page-break/>However, we can still very easily access the deepest levels of an array this complex with bracket notation:</text:p>
      <text:p text:style-name="Quotations">console.log(nestedArray[2][1][0][0][0]);<text:line-break/>// logs: deepest-est?</text:p>
      <text:p text:style-name="Text_20_body">And now that we know where that piece of data is, we can reset it if we need to:</text:p>
      <text:p text:style-name="Quotations">nestedArray[2][1][0][0][0] = 'deeper still';<text:line-break/><text:line-break/>console.log(nestedArray[2][1][0][0][0]);<text:line-break/>// now logs: deeper still</text:p>
      <text:p text:style-name="Horizontal_20_Line"/>
      <text:p text:style-name="Text_20_body">We have defined a variable, <text:span text:style-name="Source_20_Text">myNestedArray</text:span>, set equal to an array. Modify <text:span text:style-name="Source_20_Text">myNestedArray</text:span>, using any combination of <text:span text:style-name="Definition">strings</text:span>, <text:span text:style-name="Definition">numbers</text:span>, and <text:span text:style-name="Definition">booleans</text:span> for data elements, so that it has exactly five levels of depth (remember, the outer-most array is level 1). Somewhere on the third level, include the string <text:span text:style-name="Source_20_Text">'deep'</text:span>, on the fourth level, include the string <text:span text:style-name="Source_20_Text">'deeper'</text:span>, and on the fifth level, include the string <text:span text:style-name="Source_20_Text">'deepest'</text:span></text:p>
      <text:p text:style-name="P2"><text:span text:style-name="T2">let</text:span> myNestedArray = [</text:p>
      <text:p text:style-name="P4">// change code below this line</text:p>
      <text:p text:style-name="P2">[<text:span text:style-name="T3">'unshift'</text:span><text:span text:style-name="T8">,[</text:span><text:span text:style-name="T6">3</text:span><text:span text:style-name="T8">,</text:span><text:span text:style-name="T6">4</text:span><text:span text:style-name="T8">,</text:span><text:span text:style-name="T4">"deep"</text:span><text:span text:style-name="T8">,[</text:span><text:span text:style-name="T6">5</text:span><text:span text:style-name="T8">,</text:span><text:span text:style-name="T4">"deeper"</text:span><text:span text:style-name="T8">,[</text:span><text:span text:style-name="T6">6</text:span><text:span text:style-name="T8">,</text:span><text:span text:style-name="T4">"deepest"</text:span><text:span text:style-name="T8">]]], </text:span><text:span text:style-name="T2">false</text:span>, <text:span text:style-name="T5">1</text:span>, <text:span text:style-name="T5">2</text:span>, <text:span text:style-name="T5">3</text:span>, <text:span text:style-name="T3">'complex'</text:span>, <text:span text:style-name="T3">'nested'</text:span>],</text:p>
      <text:p text:style-name="P2">[<text:span text:style-name="T3">'loop'</text:span>, <text:span text:style-name="T3">'shift'</text:span>, <text:span text:style-name="T5">6</text:span>, <text:span text:style-name="T5">7</text:span>, <text:span text:style-name="T5">1000</text:span>, <text:span text:style-name="T3">'method'</text:span>],</text:p>
      <text:p text:style-name="P2">[<text:span text:style-name="T3">'concat'</text:span>, <text:span text:style-name="T2">false</text:span>, <text:span text:style-name="T2">true</text:span>, <text:span text:style-name="T3">'spread'</text:span>, <text:span text:style-name="T3">'array'</text:span>],</text:p>
      <text:p text:style-name="P2">[<text:span text:style-name="T3">'mutate'</text:span>, <text:span text:style-name="T5">1327.98</text:span>, <text:span text:style-name="T3">'splice'</text:span>, <text:span text:style-name="T3">'slice'</text:span>, <text:span text:style-name="T3">'push'</text:span>],</text:p>
      <text:p text:style-name="P2">[<text:span text:style-name="T3">'iterate'</text:span>, <text:span text:style-name="T5">1.3849</text:span>, <text:span text:style-name="T5">7</text:span>, <text:span text:style-name="T3">'8.4876'</text:span>, <text:span text:style-name="T3">'arbitrary'</text:span>, <text:span text:style-name="T3">'depth'</text:span>]</text:p>
      <text:p text:style-name="P4">// change code above this line</text:p>
      <text:p text:style-name="P2">];</text:p>
      <text:p text:style-name="Standard"/>
      <text:p text:style-name="Standard"/>
      <text:h text:style-name="Heading_20_2" text:outline-level="2"><text:bookmark-start text:name="__RefHeading___Toc186_2877213872"/>Add Key-Value Pairs to JavaScript Objects<text:bookmark-end text:name="__RefHeading___Toc186_2877213872"/></text:h>
      <text:p text:style-name="Text_20_body">At their most basic, <text:span text:style-name="T8">objects are just collections of </text:span><text:span text:style-name="Definition"><text:span text:style-name="T8">key-value pairs</text:span></text:span>, or in other words, pieces of data mapped to unique identifiers that we call <text:span text:style-name="Definition"><text:span text:style-name="T8">properties</text:span></text:span><text:span text:style-name="T8"> or </text:span><text:span text:style-name="Definition"><text:span text:style-name="T8">keys</text:span></text:span><text:span text:style-name="T8">.</text:span> Let's take a look at a very simple example:</text:p>
      <text:p text:style-name="Quotations">let FCC_User = {<text:line-break/>  username: 'awesome_coder',<text:line-break/>  followers: 572,<text:line-break/>  points: 1741,<text:line-break/>  completedProjects: 15<text:line-break/>};</text:p>
      <text:p text:style-name="Text_20_body">The above code defines an object called <text:span text:style-name="Source_20_Text">FCC_User</text:span> that has four <text:span text:style-name="Definition">properties</text:span>, each of which map to a specific value. If we wanted to know the number of <text:span text:style-name="Source_20_Text">followers</text:span> <text:span text:style-name="Source_20_Text">FCC_User</text:span> has, we can access that property by writing:</text:p>
      <text:p text:style-name="Quotations"><text:soft-page-break/>let userData = FCC_User.followers;<text:line-break/>// userData equals 572</text:p>
      <text:p text:style-name="Text_20_body">This is called <text:span text:style-name="Definition"><text:span text:style-name="T8">dot notation</text:span></text:span>. Alternatively, we can also access the property with brackets, like so:</text:p>
      <text:p text:style-name="Quotations">let userData = FCC_User['followers']<text:line-break/>// userData equals 572</text:p>
      <text:p text:style-name="Text_20_body">Notice that with <text:span text:style-name="Definition"><text:span text:style-name="T8">bracket notation</text:span></text:span>, we enclosed <text:span text:style-name="Source_20_Text">followers</text:span> <text:span text:style-name="T8">in quotes</text:span>. This is because the brackets actually allow us to pass a variable in to be evaluated as a property name (hint: keep this in mind for later!). Had we passed <text:span text:style-name="Source_20_Text">followers</text:span> in without the quotes, the JavaScript engine would have attempted to evaluate it as a variable, and a <text:span text:style-name="Source_20_Text">ReferenceError: followers is not defined</text:span> would have been thrown.</text:p>
      <text:p text:style-name="Horizontal_20_Line"/>
      <text:p text:style-name="Text_20_body">Using the same syntax, we can also <text:span text:style-name="Emphasis"><text:span text:style-name="Strong_20_Emphasis">add new</text:span></text:span> key-value pairs to objects. We've created a <text:span text:style-name="Source_20_Text">foods</text:span> object with three entries. Add three more entries: <text:span text:style-name="Source_20_Text">bananas</text:span> with a value of <text:span text:style-name="Source_20_Text">13</text:span>, <text:span text:style-name="Source_20_Text">grapes</text:span> with a value of <text:span text:style-name="Source_20_Text">35</text:span>, and <text:span text:style-name="Source_20_Text">strawberries</text:span> with a value of <text:span text:style-name="Source_20_Text">27</text:span></text:p>
      <text:p text:style-name="P2"><text:span text:style-name="T2">let</text:span> foods = {</text:p>
      <text:p text:style-name="P2">apples: <text:span text:style-name="T5">25</text:span>,</text:p>
      <text:p text:style-name="P2">oranges: <text:span text:style-name="T5">32</text:span>,</text:p>
      <text:p text:style-name="P2">plums: <text:span text:style-name="T5">28</text:span></text:p>
      <text:p text:style-name="P2">};</text:p>
      <text:p text:style-name="P5"/>
      <text:p text:style-name="P4">// change code below this line</text:p>
      <text:p text:style-name="P3">foods[<text:span text:style-name="T3">'bananas'</text:span>]=<text:span text:style-name="T5">13</text:span>;</text:p>
      <text:p text:style-name="P3">foods.grapes=<text:span text:style-name="T5">35</text:span>;</text:p>
      <text:p text:style-name="P3">foods.strawberries=<text:span text:style-name="T5">27</text:span>;</text:p>
      <text:p text:style-name="P4">// change code above this line</text:p>
      <text:p text:style-name="P5"/>
      <text:p text:style-name="P2">console.log(foods);</text:p>
      <text:p text:style-name="Standard"/>
      <text:p text:style-name="Standard"/>
      <text:h text:style-name="Heading_20_2" text:outline-level="2"><text:bookmark-start text:name="__RefHeading___Toc188_2877213872"/>Modify an Object Nested Within an Object<text:bookmark-end text:name="__RefHeading___Toc188_2877213872"/></text:h>
      <text:p text:style-name="Text_20_body">Now let's take a look at a slightly more complex object. Object properties can be nested to an arbitrary depth, and their values can be any type of data supported by JavaScript, including arrays and even other objects. Consider the following:</text:p>
      <text:p text:style-name="Quotations">let nestedObject = {<text:line-break/>  id: 28802695164,<text:line-break/>  date: 'December 31, 2016',<text:line-break/>  data: {<text:line-break/>    totalUsers: 99,<text:line-break/>    online: 80,<text:line-break/>    onlineStatus: {<text:line-break/><text:soft-page-break/>      active: 67,<text:line-break/>      away: 13<text:line-break/>    }<text:line-break/>  }<text:line-break/>};</text:p>
      <text:p text:style-name="Text_20_body"><text:span text:style-name="Source_20_Text">nestedObject</text:span> has three unique keys: <text:span text:style-name="Source_20_Text">id</text:span>, whose value is a number, <text:span text:style-name="Source_20_Text">date</text:span> whose value is a string, and <text:span text:style-name="Source_20_Text">data</text:span>, whose value is an object which has yet another object nested within it. While structures can quickly become complex, we can still use the same notations to access the information we need.</text:p>
      <text:p text:style-name="Horizontal_20_Line"/>
      <text:p text:style-name="Text_20_body">Here we've defined an object, <text:span text:style-name="Source_20_Text">userActivity</text:span>, which includes another object nested within it. You can modify properties on this nested object in the same way you modified properties in the last challenge. Set the value of the <text:span text:style-name="Source_20_Text">online</text:span> key to <text:span text:style-name="Source_20_Text">45</text:span></text:p>
      <text:p text:style-name="P2"><text:span text:style-name="T2">let</text:span> userActivity = {</text:p>
      <text:p text:style-name="P2">id: <text:span text:style-name="T5">23894201352</text:span>,</text:p>
      <text:p text:style-name="P2">date: <text:span text:style-name="T3">'January 1, 2017'</text:span>,</text:p>
      <text:p text:style-name="P2">data: {</text:p>
      <text:p text:style-name="P2">totalUsers: <text:span text:style-name="T5">51</text:span>,</text:p>
      <text:p text:style-name="P2">online: <text:span text:style-name="T5">42</text:span></text:p>
      <text:p text:style-name="P2">}</text:p>
      <text:p text:style-name="P2">};</text:p>
      <text:p text:style-name="P5"/>
      <text:p text:style-name="P4">// change code below this line</text:p>
      <text:p text:style-name="P2">userActivity.data.online=<text:span text:style-name="T5">45</text:span>;</text:p>
      <text:p text:style-name="P4">// change code above this line</text:p>
      <text:p text:style-name="P5"/>
      <text:p text:style-name="P2">console.log(userActivity);</text:p>
      <text:p text:style-name="Standard"/>
      <text:p text:style-name="Standard"/>
      <text:h text:style-name="Heading_20_2" text:outline-level="2"><text:bookmark-start text:name="__RefHeading___Toc190_2877213872"/>Access Property Names with Bracket Notation<text:bookmark-end text:name="__RefHeading___Toc190_2877213872"/></text:h>
      <text:p text:style-name="Text_20_body">In the first object challenge we mentioned the use of bracket notation as a way to access property values using the evaluation of a variable. For instance, imagine that our <text:span text:style-name="Source_20_Text">foods</text:span> object is being used in a program for a supermarket cash register. We have some function that sets the <text:span text:style-name="Source_20_Text">selectedFood</text:span> and we want to check our <text:span text:style-name="Source_20_Text">foods</text:span> object for the presence of that food. This might look like:</text:p>
      <text:p text:style-name="Quotations">let selectedFood = getCurrentFood(scannedItem);<text:line-break/>let inventory = foods[selectedFood];</text:p>
      <text:p text:style-name="Text_20_body">This code will evaluate the value stored in the <text:span text:style-name="Source_20_Text">selectedFood</text:span> variable and return the value of that key in the <text:span text:style-name="Source_20_Text">foods</text:span> object, or <text:span text:style-name="Source_20_Text">undefined</text:span> if it is not present. <text:span text:style-name="T8">Bracket notation is very useful because sometimes object properties are not known</text:span> before runtime or we need to access them in a more dynamic way.</text:p>
      <text:p text:style-name="Horizontal_20_Line"/>
      <text:p text:style-name="Text_20_body"><text:soft-page-break/>We've defined a function, <text:span text:style-name="Source_20_Text">checkInventory</text:span>, which receives a scanned item as an argument. Return the current value of the <text:span text:style-name="Source_20_Text">scannedItem</text:span> key in the <text:span text:style-name="Source_20_Text">foods</text:span> object. You can assume that only valid keys will be provided as an argument to <text:span text:style-name="Source_20_Text">checkInventory</text:span>.</text:p>
      <text:p text:style-name="P2"><text:span text:style-name="T2">let</text:span> foods = {</text:p>
      <text:p text:style-name="P2">apples: <text:span text:style-name="T5">25</text:span>,</text:p>
      <text:p text:style-name="P2">oranges: <text:span text:style-name="T5">32</text:span>,</text:p>
      <text:p text:style-name="P2">plums: <text:span text:style-name="T5">28</text:span>,</text:p>
      <text:p text:style-name="P2">bananas: <text:span text:style-name="T5">13</text:span>,</text:p>
      <text:p text:style-name="P2">grapes: <text:span text:style-name="T5">35</text:span>,</text:p>
      <text:p text:style-name="P2">strawberries: <text:span text:style-name="T5">27</text:span></text:p>
      <text:p text:style-name="P2">};</text:p>
      <text:p text:style-name="P4">// do not change code above this line</text:p>
      <text:p text:style-name="P5"/>
      <text:p text:style-name="P2"><text:span text:style-name="T2">function</text:span> checkInventory(scannedItem) {</text:p>
      <text:p text:style-name="P4">// change code below this line</text:p>
      <text:p text:style-name="P2"><text:span text:style-name="T2">return</text:span> foods[scannedItem];</text:p>
      <text:p text:style-name="P2">}</text:p>
      <text:p text:style-name="P5"/>
      <text:p text:style-name="P4">// change code below this line to test different cases:</text:p>
      <text:p text:style-name="P2">console.log(checkInventory(<text:span text:style-name="T3">"apples"</text:span>));</text:p>
      <text:p text:style-name="Standard"/>
      <text:p text:style-name="Standard"/>
      <text:h text:style-name="Heading_20_2" text:outline-level="2"><text:bookmark-start text:name="__RefHeading___Toc192_2877213872"/>Use the delete Keyword to Remove Object Properties<text:bookmark-end text:name="__RefHeading___Toc192_2877213872"/></text:h>
      <text:p text:style-name="Text_20_body">Now you know what objects are and their basic features and advantages. In short, they are key-value stores which provide a flexible, intuitive way to structure data, <text:span text:style-name="Strong_20_Emphasis"><text:span text:style-name="Emphasis">and</text:span></text:span>, they provide very fast lookup time. Throughout the rest of these challenges, we will describe several common operations you can perform on objects so you can become comfortable applying these useful data structures in your programs.</text:p>
      <text:p text:style-name="Text_20_body">In earlier challenges, we have both added to and modified an object's key-value pairs. Here we will see how we can <text:span text:style-name="Emphasis">remove</text:span> a key-value pair from an object.</text:p>
      <text:p text:style-name="Text_20_body">Let's revisit our <text:span text:style-name="Source_20_Text">foods</text:span> object example one last time. If we wanted to remove the <text:span text:style-name="Source_20_Text">apples</text:span> key, we can remove it by using the <text:span text:style-name="Source_20_Text">delete</text:span> keyword like this:</text:p>
      <text:p text:style-name="P9">delete foods.apples;</text:p>
      <text:p text:style-name="Horizontal_20_Line"/>
      <text:p text:style-name="Text_20_body">Use the delete keyword to remove the <text:span text:style-name="Source_20_Text">oranges</text:span>, <text:span text:style-name="Source_20_Text">plums</text:span>, and <text:span text:style-name="Source_20_Text">strawberries</text:span> keys from the <text:span text:style-name="Source_20_Text">foods</text:span> object.</text:p>
      <text:p text:style-name="P2"><text:span text:style-name="T2">let</text:span> foods = {</text:p>
      <text:p text:style-name="P2">apples: <text:span text:style-name="T5">25</text:span>,</text:p>
      <text:p text:style-name="P2">oranges: <text:span text:style-name="T5">32</text:span>,</text:p>
      <text:p text:style-name="P2">plums: <text:span text:style-name="T5">28</text:span>,</text:p>
      <text:p text:style-name="P2">bananas: <text:span text:style-name="T5">13</text:span>,</text:p>
      <text:p text:style-name="P2"><text:soft-page-break/>grapes: <text:span text:style-name="T5">35</text:span>,</text:p>
      <text:p text:style-name="P2">strawberries: <text:span text:style-name="T5">27</text:span></text:p>
      <text:p text:style-name="P2">};</text:p>
      <text:p text:style-name="P5"/>
      <text:p text:style-name="P4">// change code below this line</text:p>
      <text:p text:style-name="P2"><text:span text:style-name="T2">delete</text:span> foods.oranges;</text:p>
      <text:p text:style-name="P2"><text:span text:style-name="T2">delete</text:span> foods.plums;</text:p>
      <text:p text:style-name="P2"><text:span text:style-name="T2">delete</text:span> foods.strawberries;</text:p>
      <text:p text:style-name="P4">// change code above this line</text:p>
      <text:p text:style-name="P5"/>
      <text:p text:style-name="P2">console.log(foods);</text:p>
      <text:p text:style-name="Standard"/>
      <text:p text:style-name="Standard"/>
      <text:h text:style-name="Heading_20_2" text:outline-level="2"><text:bookmark-start text:name="__RefHeading___Toc194_2877213872"/>Check if an Object has a Property<text:bookmark-end text:name="__RefHeading___Toc194_2877213872"/></text:h>
      <text:p text:style-name="Text_20_body">Now we can add, modify, and remove keys from objects. But what if we just wanted to know if an object has a specific property? JavaScript provides us with two different ways to do this. One uses the <text:span text:style-name="Source_20_Text">hasOwnProperty()</text:span> method and the other uses the <text:span text:style-name="Source_20_Text">in</text:span> keyword. If we have an object <text:span text:style-name="Source_20_Text">users</text:span> with a property of <text:span text:style-name="Source_20_Text">Alan</text:span>, we could check for its presence in either of the following ways:</text:p>
      <text:p text:style-name="Quotations"><text:span text:style-name="T1">users.hasOwnProperty('Alan');</text:span><text:line-break/>'Alan' in users;<text:line-break/>// both return true</text:p>
      <text:p text:style-name="Horizontal_20_Line"/>
      <text:p text:style-name="Text_20_body">We've created an object, <text:span text:style-name="Source_20_Text">users</text:span>, with some users in it and a function <text:span text:style-name="Source_20_Text">isEveryoneHere</text:span>, which we pass the <text:span text:style-name="Source_20_Text">users</text:span> object to as an argument. Finish writing this function so that it returns <text:span text:style-name="Source_20_Text">true</text:span> only if the <text:span text:style-name="Source_20_Text">users</text:span> object contains all four names, <text:span text:style-name="Source_20_Text">Alan</text:span>, <text:span text:style-name="Source_20_Text">Jeff</text:span>, <text:span text:style-name="Source_20_Text">Sarah</text:span>, and <text:span text:style-name="Source_20_Text">Ryan</text:span>, as keys, and <text:span text:style-name="Source_20_Text">false</text:span> otherwise.</text:p>
      <text:p text:style-name="P2"><text:span text:style-name="T2">let</text:span> users = {</text:p>
      <text:p text:style-name="P2">Alan: {</text:p>
      <text:p text:style-name="P2">age: <text:span text:style-name="T5">27</text:span>,</text:p>
      <text:p text:style-name="P2">online: <text:span text:style-name="T2">true</text:span></text:p>
      <text:p text:style-name="P2">},</text:p>
      <text:p text:style-name="P2">Jeff: {</text:p>
      <text:p text:style-name="P2">age: <text:span text:style-name="T5">32</text:span>,</text:p>
      <text:p text:style-name="P2">online: <text:span text:style-name="T2">true</text:span></text:p>
      <text:p text:style-name="P2">},</text:p>
      <text:p text:style-name="P2">Sarah: {</text:p>
      <text:p text:style-name="P2">age: <text:span text:style-name="T5">48</text:span>,</text:p>
      <text:p text:style-name="P2">online: <text:span text:style-name="T2">true</text:span></text:p>
      <text:p text:style-name="P2">},</text:p>
      <text:p text:style-name="P2">Ryan: {</text:p>
      <text:p text:style-name="P2">age: <text:span text:style-name="T5">19</text:span>,</text:p>
      <text:p text:style-name="P2">online: <text:span text:style-name="T2">true</text:span></text:p>
      <text:p text:style-name="P2"><text:soft-page-break/>}</text:p>
      <text:p text:style-name="P2">};</text:p>
      <text:p text:style-name="P5"/>
      <text:p text:style-name="P2"><text:span text:style-name="T2">function</text:span> isEveryoneHere(obj) {</text:p>
      <text:p text:style-name="P4">// change code below this line</text:p>
      <text:p text:style-name="P2"><text:span text:style-name="T2">return</text:span> users.hasOwnProperty(<text:span text:style-name="T3">'Alan'</text:span>,<text:span text:style-name="T3">'Jeff'</text:span>,<text:span text:style-name="T3">'Sarah'</text:span>,<text:span text:style-name="T3">'Ryan'</text:span>);</text:p>
      <text:p text:style-name="P4">// change code above this line</text:p>
      <text:p text:style-name="P2">}</text:p>
      <text:p text:style-name="P5"/>
      <text:p text:style-name="P2">console.log(isEveryoneHere(users));</text:p>
      <text:p text:style-name="Standard"/>
      <text:p text:style-name="Standard"/>
      <text:p text:style-name="Standard"/>
      <text:h text:style-name="Heading_20_2" text:outline-level="2"><text:bookmark-start text:name="__RefHeading___Toc196_2877213872"/>Iterate Through the Keys of an Object with a for...in Statement<text:bookmark-end text:name="__RefHeading___Toc196_2877213872"/></text:h>
      <text:p text:style-name="Text_20_body">Sometimes you may need to iterate through all the keys within an object. This requires a specific syntax in JavaScript called a <text:span text:style-name="Definition">for...in</text:span> statement. For our <text:span text:style-name="Source_20_Text">users</text:span> object, this could look like:</text:p>
      <text:p text:style-name="Quotations"><text:span text:style-name="T1">for (let user in users) {</text:span><text:line-break/>  console.log(user);<text:line-break/>};<text:line-break/><text:line-break/>// logs:<text:line-break/>Alan<text:line-break/>Jeff<text:line-break/>Sarah<text:line-break/>Ryan</text:p>
      <text:p text:style-name="Text_20_body">In this statement, we defined a variable <text:span text:style-name="Source_20_Text">user</text:span>, and as you can see, this variable was reset during each iteration to each of the object's keys as the statement looped through the object, resulting in each user's name being printed to the console.</text:p>
      <text:p text:style-name="Text_20_body"><text:span text:style-name="Strong_20_Emphasis">NOTE:</text:span><text:line-break/>Objects do not maintain an ordering to stored keys like arrays do; thus a keys position on an object, or the relative order in which it appears, is irrelevant when referencing or accessing that key.</text:p>
      <text:p text:style-name="Horizontal_20_Line"/>
      <text:p text:style-name="Text_20_body">We've defined a function, <text:span text:style-name="Source_20_Text">countOnline</text:span>; use a <text:span text:style-name="Definition">for...in</text:span> statement within this function to loop through the users in the <text:span text:style-name="Source_20_Text">users</text:span> object and return the number of users whose <text:span text:style-name="Source_20_Text">online</text:span> property is set to <text:span text:style-name="Source_20_Text">true</text:span>.</text:p>
      <text:p text:style-name="P2"><text:span text:style-name="T2">let</text:span> users = {</text:p>
      <text:p text:style-name="P2">Alan: {</text:p>
      <text:p text:style-name="P2">age: <text:span text:style-name="T5">27</text:span>,</text:p>
      <text:p text:style-name="P2">online: <text:span text:style-name="T2">false</text:span></text:p>
      <text:p text:style-name="P2">},</text:p>
      <text:p text:style-name="P2">Jeff: {</text:p>
      <text:p text:style-name="P2">age: <text:span text:style-name="T5">32</text:span>,</text:p>
      <text:p text:style-name="P2"><text:soft-page-break/>online: <text:span text:style-name="T2">true</text:span></text:p>
      <text:p text:style-name="P2">},</text:p>
      <text:p text:style-name="P2">Sarah: {</text:p>
      <text:p text:style-name="P2">age: <text:span text:style-name="T5">48</text:span>,</text:p>
      <text:p text:style-name="P2">online: <text:span text:style-name="T2">false</text:span></text:p>
      <text:p text:style-name="P2">},</text:p>
      <text:p text:style-name="P2">Ryan: {</text:p>
      <text:p text:style-name="P2">age: <text:span text:style-name="T5">19</text:span>,</text:p>
      <text:p text:style-name="P2">online: <text:span text:style-name="T2">true</text:span></text:p>
      <text:p text:style-name="P2">}</text:p>
      <text:p text:style-name="P2">};</text:p>
      <text:p text:style-name="P5"/>
      <text:p text:style-name="P2"><text:span text:style-name="T2">function</text:span> countOnline(obj) {</text:p>
      <text:p text:style-name="P4">// change code below this line</text:p>
      <text:p text:style-name="P2"><text:span text:style-name="T2">let</text:span> num=<text:span text:style-name="T5">0</text:span>;</text:p>
      <text:p text:style-name="P2"><text:span text:style-name="T2">for</text:span> (<text:span text:style-name="T2">let</text:span> user <text:span text:style-name="T2">in</text:span> obj) {</text:p>
      <text:p text:style-name="P2"><text:span text:style-name="T2">if</text:span>(obj[user].online==<text:span text:style-name="T2">true</text:span>) {</text:p>
      <text:p text:style-name="P2">num++;</text:p>
      <text:p text:style-name="P2">}</text:p>
      <text:p text:style-name="P2">}</text:p>
      <text:p text:style-name="P2"><text:span text:style-name="T2">return</text:span> num;</text:p>
      <text:p text:style-name="P4">// change code above this line</text:p>
      <text:p text:style-name="P2">}</text:p>
      <text:p text:style-name="P5"/>
      <text:p text:style-name="P2">console.log(countOnline(users));</text:p>
      <text:p text:style-name="Standard"/>
      <text:p text:style-name="Standard"/>
      <text:h text:style-name="Heading_20_2" text:outline-level="2"><text:bookmark-start text:name="__RefHeading___Toc198_2877213872"/>Generate an Array of All Object Keys with Object.keys()<text:bookmark-end text:name="__RefHeading___Toc198_2877213872"/></text:h>
      <text:p text:style-name="Text_20_body">We can also generate an array which contains all the keys stored in an object using the <text:span text:style-name="Source_20_Text"><text:span text:style-name="T1">Object.keys()</text:span></text:span><text:span text:style-name="T1"> </text:span>method and passing in an object as the argument. This will return an array with strings representing each property in the object. Again, there will be no specific order to the entries in the array.</text:p>
      <text:p text:style-name="Horizontal_20_Line"/>
      <text:p text:style-name="Text_20_body">Finish writing the <text:span text:style-name="Source_20_Text">getArrayOfUsers</text:span> function so that it returns an array containing all the properties in the object it receives as an argument.</text:p>
      <text:p text:style-name="P2"><text:span text:style-name="T2">let</text:span> users = {</text:p>
      <text:p text:style-name="P2">Alan: {</text:p>
      <text:p text:style-name="P2">age: <text:span text:style-name="T5">27</text:span>,</text:p>
      <text:p text:style-name="P2">online: <text:span text:style-name="T2">false</text:span></text:p>
      <text:p text:style-name="P2">},</text:p>
      <text:p text:style-name="P2">Jeff: {</text:p>
      <text:p text:style-name="P2">age: <text:span text:style-name="T5">32</text:span>,</text:p>
      <text:p text:style-name="P2">online: <text:span text:style-name="T2">true</text:span></text:p>
      <text:p text:style-name="P2"><text:soft-page-break/>},</text:p>
      <text:p text:style-name="P2">Sarah: {</text:p>
      <text:p text:style-name="P2">age: <text:span text:style-name="T5">48</text:span>,</text:p>
      <text:p text:style-name="P2">online: <text:span text:style-name="T2">false</text:span></text:p>
      <text:p text:style-name="P2">},</text:p>
      <text:p text:style-name="P2">Ryan: {</text:p>
      <text:p text:style-name="P2">age: <text:span text:style-name="T5">19</text:span>,</text:p>
      <text:p text:style-name="P2">online: <text:span text:style-name="T2">true</text:span></text:p>
      <text:p text:style-name="P2">}</text:p>
      <text:p text:style-name="P2">};</text:p>
      <text:p text:style-name="P5"/>
      <text:p text:style-name="P2"><text:span text:style-name="T2">function</text:span> getArrayOfUsers(obj) {</text:p>
      <text:p text:style-name="P4">// change code below this line</text:p>
      <text:p text:style-name="P2"><text:span text:style-name="T2">return</text:span> Object.keys(obj);</text:p>
      <text:p text:style-name="P4">// change code above this line</text:p>
      <text:p text:style-name="P2">}</text:p>
      <text:p text:style-name="P5"/>
      <text:p text:style-name="P2">console.log(getArrayOfUsers(users));</text:p>
      <text:p text:style-name="Standard"/>
      <text:p text:style-name="Standard"/>
      <text:h text:style-name="Heading_20_2" text:outline-level="2"><text:bookmark-start text:name="__RefHeading___Toc200_2877213872"/>Modify an Array Stored in an Object<text:bookmark-end text:name="__RefHeading___Toc200_2877213872"/></text:h>
      <text:p text:style-name="Text_20_body">Now you've seen all the basic operations for JavaScript objects. You can add, modify, and remove key-value pairs, check if keys exist, and iterate over all the keys in an object. As you continue learning JavaScript you will see even more versatile applications of objects. Additionally, the optional Advanced Data Structures lessons later in the curriculum also cover the ES6 <text:span text:style-name="Definition">Map</text:span> and <text:span text:style-name="Definition">Set</text:span> objects, both of which are similar to ordinary objects but provide some additional features. Now that you've learned the basics of arrays and objects, you're fully prepared to begin tackling more complex problems using JavaScript!</text:p>
      <text:p text:style-name="Horizontal_20_Line"/>
      <text:p text:style-name="Text_20_body">Take a look at the object we've provided in the code editor. The <text:span text:style-name="Source_20_Text">user</text:span> object contains three keys. The <text:span text:style-name="Source_20_Text">data</text:span> key contains five keys, one of which contains an array of <text:span text:style-name="Source_20_Text">friends</text:span>. From this, you can see how flexible objects are as data structures. We've started writing a function <text:span text:style-name="Source_20_Text">addFriend</text:span>. Finish writing it so that it takes a <text:span text:style-name="Source_20_Text">user</text:span> object and adds the name of the <text:span text:style-name="Source_20_Text">friend</text:span> argument to the array stored in <text:span text:style-name="Source_20_Text">user.data.friends</text:span> and returns that array.</text:p>
      <text:p text:style-name="P2"><text:span text:style-name="T2">let</text:span> user = {</text:p>
      <text:p text:style-name="P2">name: <text:span text:style-name="T3">'Kenneth'</text:span>,</text:p>
      <text:p text:style-name="P2">age: <text:span text:style-name="T5">28</text:span>,</text:p>
      <text:p text:style-name="P2">data: {</text:p>
      <text:p text:style-name="P2">username: <text:span text:style-name="T3">'kennethCodesAllDay'</text:span>,</text:p>
      <text:p text:style-name="P2">joinDate: <text:span text:style-name="T3">'March 26, 2016'</text:span>,</text:p>
      <text:p text:style-name="P2">organization: <text:span text:style-name="T3">'freeCodeCamp'</text:span>,</text:p>
      <text:p text:style-name="P2">friends: [</text:p>
      <text:p text:style-name="P2"><text:span text:style-name="T3">'Sam'</text:span>,</text:p>
      <text:p text:style-name="P2"><text:span text:style-name="T3">'Kira'</text:span>,</text:p>
      <text:p text:style-name="P6"><text:soft-page-break/>'Tomo'</text:p>
      <text:p text:style-name="P2">],</text:p>
      <text:p text:style-name="P2">location: {</text:p>
      <text:p text:style-name="P2">city: <text:span text:style-name="T3">'San Francisco'</text:span>,</text:p>
      <text:p text:style-name="P2">state: <text:span text:style-name="T3">'CA'</text:span>,</text:p>
      <text:p text:style-name="P2">country: <text:span text:style-name="T3">'USA'</text:span></text:p>
      <text:p text:style-name="P2">}</text:p>
      <text:p text:style-name="P2">}</text:p>
      <text:p text:style-name="P2">};</text:p>
      <text:p text:style-name="P5"/>
      <text:p text:style-name="P2"><text:span text:style-name="T2">function</text:span> addFriend(userObj, friend) {</text:p>
      <text:p text:style-name="P4">// change code below this line </text:p>
      <text:p text:style-name="P3">userObj.data.friends.push(friend);</text:p>
      <text:p text:style-name="P3"><text:span text:style-name="T2">return</text:span> userObj.data.friends;</text:p>
      <text:p text:style-name="P4">// change code above this line</text:p>
      <text:p text:style-name="P2">}</text:p>
      <text:p text:style-name="P5"/>
      <text:p text:style-name="P2">console.log(addFriend(user, <text:span text:style-name="T3">'Pet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inition" style:family="text"/>
    <style:style style:name="Source_20_Text" style:display-name="Source Text" style:family="text">
      <style:text-properties style:font-name="Liberation Mono" fo:font-family="'Liberation Mono'" style:font-family-generic="modern" style:font-pitch="fixed" style:font-name-asian="AR PL SungtiL GB1" style:font-family-asian="'AR PL SungtiL GB'"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1T08:46:10.595597894</meta:creation-date>
    <meta:generator>LibreOffice/6.0.7.3$Linux_X86_64 LibreOffice_project/00m0$Build-3</meta:generator>
    <dc:date>2019-05-06T22:49:11.359816332</dc:date>
    <meta:editing-duration>PT4H21M15S</meta:editing-duration>
    <meta:editing-cycles>37</meta:editing-cycles>
    <meta:document-statistic meta:table-count="0" meta:image-count="0" meta:object-count="0" meta:page-count="22" meta:paragraph-count="399" meta:word-count="5002" meta:character-count="30218" meta:non-whitespace-character-count="25378"/>
  </office:meta>
</office:document-meta>
</file>